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0bfdc" officeooo:paragraph-rsid="0000bfdc"/>
    </style:style>
    <style:style style:name="P2" style:family="paragraph" style:parent-style-name="Table_20_Contents">
      <style:text-properties officeooo:rsid="000225b4" officeooo:paragraph-rsid="000225b4"/>
    </style:style>
    <style:style style:name="P3" style:family="paragraph" style:parent-style-name="Table_20_Contents">
      <style:text-properties officeooo:rsid="0002ba5b" officeooo:paragraph-rsid="0002ba5b"/>
    </style:style>
    <style:style style:name="P4" style:family="paragraph" style:parent-style-name="Table_20_Contents">
      <style:text-properties officeooo:rsid="0002ba5b" officeooo:paragraph-rsid="00049e56"/>
    </style:style>
    <style:style style:name="P5" style:family="paragraph" style:parent-style-name="Table_20_Contents">
      <style:text-properties officeooo:rsid="00049e56" officeooo:paragraph-rsid="00049e56"/>
    </style:style>
    <style:style style:name="P6" style:family="paragraph" style:parent-style-name="Table_20_Contents">
      <style:text-properties officeooo:rsid="0005c03c" officeooo:paragraph-rsid="0005c03c"/>
    </style:style>
    <style:style style:name="P7" style:family="paragraph" style:parent-style-name="Table_20_Contents">
      <style:text-properties officeooo:rsid="00079929" officeooo:paragraph-rsid="00079929"/>
    </style:style>
    <style:style style:name="P8" style:family="paragraph" style:parent-style-name="Table_20_Contents">
      <style:text-properties officeooo:rsid="0008914b" officeooo:paragraph-rsid="0008914b"/>
    </style:style>
    <style:style style:name="P9" style:family="paragraph" style:parent-style-name="Table_20_Contents">
      <style:text-properties officeooo:rsid="000914a7" officeooo:paragraph-rsid="000914a7"/>
    </style:style>
    <style:style style:name="T1" style:family="text">
      <style:text-properties officeooo:rsid="00040fee"/>
    </style:style>
    <style:style style:name="T2" style:family="text">
      <style:text-properties officeooo:rsid="00049e56"/>
    </style:style>
    <style:style style:name="T3" style:family="text">
      <style:text-properties officeooo:rsid="000afc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System Test</text:p>
          </table:table-cell>
          <table:table-cell table:style-name="Table1.A1" office:value-type="string">
            <text:p text:style-name="P1">Expected Output</text:p>
          </table:table-cell>
          <table:table-cell table:style-name="Table1.C1" office:value-type="string">
            <text:p text:style-name="P1">Actual Output</text:p>
          </table:table-cell>
        </table:table-row>
        <table:table-row>
          <table:table-cell table:style-name="Table1.A2" office:value-type="string">
            <text:p text:style-name="P2">Run encryption/decryption with normal file</text:p>
          </table:table-cell>
          <table:table-cell table:style-name="Table1.A2" office:value-type="string">
            <text:p text:style-name="P2">Based on the cipher and cryptographic operation results will vary. However for this system level test, the result will be encrypted checked for differences from the source text. Then, it will be decrypted to view that it is the same as the source text. <text:span text:style-name="T2">This will be done with both encryption methods. </text:span>This checks that both encryption and decryption along with buffered output works properly.</text:p>
          </table:table-cell>
          <table:table-cell table:style-name="Table1.C2" office:value-type="string">
            <text:p text:style-name="P8">$ cat test_input </text:p>
            <text:p text:style-name="P8">Hello this is a test. How are you</text:p>
            <text:p text:style-name="P8"/>
            <text:p text:style-name="P8">$ ./honors -e -2 test_input </text:p>
            <text:p text:style-name="P8">Enter your password: test</text:p>
            <text:p text:style-name="P8">What is the name of the output file: test_output</text:p>
            <text:p text:style-name="P8">127</text:p>
            <text:p text:style-name="P8"/>
            <text:p text:style-name="P8">$ cat test_output </text:p>
            <text:p text:style-name="P8">=K`ad#h]^Y#^h#U#iKgi##&lt;dl#UgZ#mdjo</text:p>
            <text:p text:style-name="P8"/>
            <text:p text:style-name="P8">$ ./honors -d -2 test_output </text:p>
            <text:p text:style-name="P8">Enter your password: test</text:p>
            <text:p text:style-name="P8">What is the name of the output file: output_decrypt_test</text:p>
            <text:p text:style-name="P8">127</text:p>
            <text:p text:style-name="P8"/>
            <text:p text:style-name="P8">$ cat output_decrypt_test </text:p>
            <text:p text:style-name="P8">Hello this is a test. How are you</text:p>
          </table:table-cell>
        </table:table-row>
        <table:table-row>
          <table:table-cell table:style-name="Table1.A2" office:value-type="string">
            <text:p text:style-name="P3">Run encryption/decryption with empty file</text:p>
          </table:table-cell>
          <table:table-cell table:style-name="Table1.A2" office:value-type="string">
            <text:p text:style-name="P3"><text:span text:style-name="T3">Program should fail with message</text:span>. This checks boundary cases on the encryption and decryption functions.</text:p>
          </table:table-cell>
          <table:table-cell table:style-name="Table1.C2" office:value-type="string">
            <text:p text:style-name="P9">acm0055@acm0055-XPS-15-9530:~/cpp/honors_project$ ./honors -d -2 test_output </text:p>
            <text:p text:style-name="P9">Enter your password: test</text:p>
            <text:p text:style-name="P9">What is the name of the output file: output_decrypt_test</text:p>
            <text:p text:style-name="P9">127acm0055@acm0055-XPS-15-9530:~/cpp/honors_project$ cat output_decrypt_test </text:p>
            <text:p text:style-name="P9">Hello this is a test. How are you</text:p>
            <text:p text:style-name="P9">acm0055@acm0055-XPS-15-9530:~/cpp/honors_project$ cat test_input </text:p>
            <text:p text:style-name="P9">Hello this is a test. How are you</text:p>
            <text:p text:style-name="P9">acm0055@acm0055-XPS-15-9530:~/cpp/honors_project$ ./honors -e -1 test_input </text:p>
            <text:p text:style-name="P9">Enter your password: test</text:p>
            <text:p text:style-name="P9">What is the name of the output file: test_output</text:p>
            <text:p text:style-name="P9">acm0055@acm0055-XPS-15-9530:~/cpp/honors_project$ cat test_output </text:p>
            <text:p text:style-name="P9">lHelto t is as astesH. Haw aye yacm0055@acm0055-XPS-15-<text:soft-page-break/>9530:~/cpp/honors_project$ </text:p>
            <text:p text:style-name="P9">acm0055@acm0055-XPS-15-9530:~/cpp/honors_project$ ./honors -d -1 test_output </text:p>
            <text:p text:style-name="P9">Enter your password: test</text:p>
            <text:p text:style-name="P9">What is the name of the output file: output_decrypt_test</text:p>
            <text:p text:style-name="P9">acm0055@acm0055-XPS-15-9530:~/cpp/honors_project$ cat output_decrypt_test </text:p>
            <text:p text:style-name="P9">elHe to s is as este H. <text:s/>aw <text:s/>ye </text:p>
          </table:table-cell>
        </table:table-row>
        <table:table-row>
          <table:table-cell table:style-name="Table1.A2" office:value-type="string">
            <text:p text:style-name="P3">Run encryption/decryption with non-existing input file.</text:p>
          </table:table-cell>
          <table:table-cell table:style-name="Table1.A2" office:value-type="string">
            <text:p text:style-name="P3">For this short program, it was decided a crash was proper. So the program should crash <text:span text:style-name="T1">with an error message.</text:span></text:p>
          </table:table-cell>
          <table:table-cell table:style-name="Table1.C2" office:value-type="string">
            <text:p text:style-name="Table_20_Contents"/>
          </table:table-cell>
        </table:table-row>
        <table:table-row>
          <table:table-cell table:style-name="Table1.A2" office:value-type="string">
            <text:p text:style-name="P5">Run encryption/decryption with non-existing cryptographic method</text:p>
          </table:table-cell>
          <table:table-cell table:style-name="Table1.A2" office:value-type="string">
            <text:p text:style-name="P4">For this short program, it was decided a crash was proper. So the program should crash <text:span text:style-name="T1">with an error message.</text:span></text:p>
          </table:table-cell>
          <table:table-cell table:style-name="Table1.C2" office:value-type="string">
            <text:p text:style-name="Table_20_Contents"/>
          </table:table-cell>
        </table:table-row>
        <table:table-row>
          <table:table-cell table:style-name="Table1.A2" office:value-type="string">
            <text:p text:style-name="P5">Run program without proper encryption or decryption specified.</text:p>
          </table:table-cell>
          <table:table-cell table:style-name="Table1.A2" office:value-type="string">
            <text:p text:style-name="P4">For this short program, it was decided a crash was proper. So the program should crash <text:span text:style-name="T1">with an error message.</text:span></text:p>
          </table:table-cell>
          <table:table-cell table:style-name="Table1.C2" office:value-type="string">
            <text:p text:style-name="Table_20_Contents"/>
          </table:table-cell>
        </table:table-row>
        <table:table-row>
          <table:table-cell table:style-name="Table1.A2" office:value-type="string">
            <text:p text:style-name="P6">Run program with varying wrong inputs.</text:p>
          </table:table-cell>
          <table:table-cell table:style-name="Table1.A2" office:value-type="string">
            <text:p text:style-name="P6">Run the program through various short inputs to check and see that errors are produced.</text:p>
          </table:table-cell>
          <table:table-cell table:style-name="Table1.C2" office:value-type="string">
            <text:p text:style-name="P7">$ ./honors </text:p>
            <text:p text:style-name="P7">Please enter the proper amount of arguements.Exiting.</text:p>
            <text:p text:style-name="P7"/>
            <text:p text:style-name="P7">$ ./honors 3</text:p>
            <text:p text:style-name="P7">Please enter the proper amount of arguements.Exiting.</text:p>
            <text:p text:style-name="P7"/>
            <text:p text:style-name="P7">$ ./honors 3 d</text:p>
            <text:p text:style-name="P7">Please enter the proper amount of arguements.Exiting.</text:p>
            <text:p text:style-name="P7"/>
            <text:p text:style-name="P7">$ ./honors 3 d q</text:p>
            <text:p text:style-name="P7">Malformed argument. Exiting.</text:p>
            <text:p text:style-name="P7"/>
            <text:p text:style-name="P7">$ ./honors 3 d e</text:p>
            <text:p text:style-name="P7">Malformed argument. Exiting.</text:p>
            <text:p text:style-name="P7"/>
            <text:p text:style-name="P7">$ ./honors 3 d e 32 saf</text:p>
            <text:p text:style-name="P7">Please enter the proper amount of arguements.Exit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stin minor</meta:initial-creator>
    <meta:creation-date>2016-04-25T19:13:38.657091024</meta:creation-date>
    <dc:date>2016-04-27T15:18:51.192125935</dc:date>
    <meta:editing-duration>PT1H51M10S</meta:editing-duration>
    <meta:editing-cycles>10</meta:editing-cycles>
    <meta:generator>LibreOffice/5.1.2.2$Linux_X86_64 LibreOffice_project/10m0$Build-2</meta:generator>
    <meta:document-statistic meta:table-count="1" meta:image-count="0" meta:object-count="0" meta:page-count="3" meta:paragraph-count="58" meta:word-count="420" meta:character-count="2915" meta:non-whitespace-character-count="2536"/>
  </office:meta>
</office:document-meta>
</file>